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3.19mm" svg:height="99.61mm" svg:x="278.08mm" svg:y="90.85mm">
            <loext:p draw:notify-on-update-of-ranges="Feuille1.C8:Feuille1.C12 Feuille1.B8:Feuille1.B8 Feuille1.D8:Feuille1.D12 Feuille1.G8:Feuille1.G12 Feuille1.F8:Feuille1.F8 Feuille1.H8:Feuille1.H12 Feuille1.L8:Feuille1.L12 Feuille1.K8:Feuille1.K8 Feuille1.M8:Feuille1.M12 Feuille1.P8:Feuille1.P12 Feuille1.O8:Feuille1.O8 Feuille1.Q8:Feuille1.Q12 Feuille1.C16:Feuille1.C20 Feuille1.B16:Feuille1.B16 Feuille1.D16:Feuille1.D20 Feuille1.G16:Feuille1.G20 Feuille1.F16:Feuille1.F16 Feuille1.H16:Feuille1.H20 Feuille1.L16:Feuille1.L20 Feuille1.K16:Feuille1.K16 Feuille1.M16:Feuille1.M20 Feuille1.P16:Feuille1.P20 Feuille1.O16:Feuille1.O16 Feuille1.Q16:Feuille1.Q20 Feuille1.C24:Feuille1.C28 Feuille1.B24:Feuille1.B24 Feuille1.D24:Feuille1.D28 Feuille1.G24:Feuille1.G28 Feuille1.F24:Feuille1.F24 Feuille1.H24:Feuille1.H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4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style-name="ce4"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style-name="ce4"/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/>
        </table:table-row>
        <table:table-row table:style-name="ro1">
          <table:table-cell/>
          <table:table-cell table:style-name="ce2"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ce4"/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2*[.G8]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" table:formula="of:=2*[.L8]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1"/>
          <table:table-cell table:style-name="ce2" table:formula="of:=2*[.P8]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2*[.G9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" table:formula="of:=2*[.L9]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1"/>
          <table:table-cell table:style-name="ce2" table:formula="of:=2*[.P9]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2*[.G10]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" table:formula="of:=2*[.L10]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1"/>
          <table:table-cell table:style-name="ce2" table:formula="of:=2*[.P10]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2*[.G11]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2" table:formula="of:=2*[.L11]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style-name="ce1"/>
          <table:table-cell table:style-name="ce2" table:formula="of:=2*[.P11]" office:value-type="float" office:value="32" calcext:value-type="float">
            <text:p>32</text:p>
          </table:table-cell>
          <table:table-cell table:style-name="ce2" office:value-type="float" office:value="21" calcext:value-type="float">
            <text:p>21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 table:number-columns-repeated="2"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1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9.8" calcext:value-type="float">
            <text:p>19,8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8.8" calcext:value-type="float">
            <text:p>18,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8.6" calcext:value-type="float">
            <text:p>18,6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6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2*[.G16]" office:value-type="float" office:value="4" calcext:value-type="float">
            <text:p>4</text:p>
          </table:table-cell>
          <table:table-cell office:value-type="float" office:value="14.9" calcext:value-type="float">
            <text:p>14,9</text:p>
          </table:table-cell>
          <table:table-cell table:number-columns-repeated="3"/>
          <table:table-cell table:style-name="ce2" table:formula="of:=2*[.L16]" office:value-type="float" office:value="4" calcext:value-type="float">
            <text:p>4</text:p>
          </table:table-cell>
          <table:table-cell table:style-name="ce2" office:value-type="float" office:value="14.1" calcext:value-type="float">
            <text:p>14,1</text:p>
          </table:table-cell>
          <table:table-cell/>
          <table:table-cell table:style-name="ce1"/>
          <table:table-cell table:style-name="ce2" table:formula="of:=2*[.P16]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7]" office:value-type="float" office:value="8" calcext:value-type="float">
            <text:p>8</text:p>
          </table:table-cell>
          <table:table-cell office:value-type="float" office:value="14.5" calcext:value-type="float">
            <text:p>14,5</text:p>
          </table:table-cell>
          <table:table-cell table:number-columns-repeated="2"/>
          <table:table-cell table:formula="of:=2*[.G17]" office:value-type="float" office:value="8" calcext:value-type="float">
            <text:p>8</text:p>
          </table:table-cell>
          <table:table-cell office:value-type="float" office:value="13.5" calcext:value-type="float">
            <text:p>13,5</text:p>
          </table:table-cell>
          <table:table-cell table:number-columns-repeated="3"/>
          <table:table-cell table:style-name="ce2" table:formula="of:=2*[.L17]" office:value-type="float" office:value="8" calcext:value-type="float">
            <text:p>8</text:p>
          </table:table-cell>
          <table:table-cell table:style-name="ce2" office:value-type="float" office:value="12.5" calcext:value-type="float">
            <text:p>12,5</text:p>
          </table:table-cell>
          <table:table-cell/>
          <table:table-cell table:style-name="ce1"/>
          <table:table-cell table:style-name="ce2" table:formula="of:=2*[.P17]" office:value-type="float" office:value="8" calcext:value-type="float">
            <text:p>8</text:p>
          </table:table-cell>
          <table:table-cell table:style-name="ce2" office:value-type="float" office:value="12.4" calcext:value-type="float">
            <text:p>12,4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8]" office:value-type="float" office:value="16" calcext:value-type="float">
            <text:p>16</text:p>
          </table:table-cell>
          <table:table-cell office:value-type="float" office:value="13.7" calcext:value-type="float">
            <text:p>13,7</text:p>
          </table:table-cell>
          <table:table-cell table:number-columns-repeated="2"/>
          <table:table-cell table:formula="of:=2*[.G18]" office:value-type="float" office:value="16" calcext:value-type="float">
            <text:p>16</text:p>
          </table:table-cell>
          <table:table-cell office:value-type="float" office:value="12.9" calcext:value-type="float">
            <text:p>12,9</text:p>
          </table:table-cell>
          <table:table-cell table:number-columns-repeated="3"/>
          <table:table-cell table:style-name="ce2" table:formula="of:=2*[.L18]" office:value-type="float" office:value="16" calcext:value-type="float">
            <text:p>16</text:p>
          </table:table-cell>
          <table:table-cell table:style-name="ce2" office:value-type="float" office:value="11.6" calcext:value-type="float">
            <text:p>11,6</text:p>
          </table:table-cell>
          <table:table-cell/>
          <table:table-cell table:style-name="ce1"/>
          <table:table-cell table:style-name="ce2" table:formula="of:=2*[.P18]" office:value-type="float" office:value="16" calcext:value-type="float">
            <text:p>16</text:p>
          </table:table-cell>
          <table:table-cell table:style-name="ce2" office:value-type="float" office:value="11.9" calcext:value-type="float">
            <text:p>11,9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2*[.C19]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2*[.G19]" office:value-type="float" office:value="32" calcext:value-type="float">
            <text:p>32</text:p>
          </table:table-cell>
          <table:table-cell office:value-type="float" office:value="17.5" calcext:value-type="float">
            <text:p>17,5</text:p>
          </table:table-cell>
          <table:table-cell table:number-columns-repeated="3"/>
          <table:table-cell table:style-name="ce2" table:formula="of:=2*[.L19]" office:value-type="float" office:value="32" calcext:value-type="float">
            <text:p>32</text:p>
          </table:table-cell>
          <table:table-cell table:style-name="ce2" office:value-type="float" office:value="15.8" calcext:value-type="float">
            <text:p>15,8</text:p>
          </table:table-cell>
          <table:table-cell/>
          <table:table-cell table:style-name="ce1"/>
          <table:table-cell table:style-name="ce2" table:formula="of:=2*[.P19]" office:value-type="float" office:value="32" calcext:value-type="float">
            <text:p>32</text:p>
          </table:table-cell>
          <table:table-cell table:style-name="ce2" office:value-type="float" office:value="15.7" calcext:value-type="float">
            <text:p>15,7</text:p>
          </table:table-cell>
          <table:table-cell/>
          <table:table-cell table:style-name="ce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4"/>
          <table:table-cell table:style-name="ce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timestep</text:p>
          </table:table-cell>
          <table:table-cell office:value-type="string" calcext:value-type="string">
            <text:p>nb_proc</text:p>
          </table:table-cell>
          <table:table-cell office:value-type="string" calcext:value-type="string">
            <text:p>Time ( s )</text:p>
          </table:table-cell>
          <table:table-cell/>
          <table:table-cell table:style-name="Default"/>
          <table:table-cell table:style-name="ce4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8.8" calcext:value-type="float">
            <text:p>18,8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8.8" calcext:value-type="float">
            <text:p>18,8</text:p>
          </table:table-cell>
          <table:table-cell/>
          <table:table-cell table:style-name="Default"/>
          <table:table-cell table:style-name="ce4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table:formula="of:=2*[.C24]" office:value-type="float" office:value="4" calcext:value-type="float">
            <text:p>4</text:p>
          </table:table-cell>
          <table:table-cell office:value-type="float" office:value="13.9" calcext:value-type="float">
            <text:p>13,9</text:p>
          </table:table-cell>
          <table:table-cell table:number-columns-repeated="2"/>
          <table:table-cell table:formula="of:=2*[.G24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2*[.C25]" office:value-type="float" office:value="8" calcext:value-type="float">
            <text:p>8</text:p>
          </table:table-cell>
          <table:table-cell office:value-type="float" office:value="12.4" calcext:value-type="float">
            <text:p>12,4</text:p>
          </table:table-cell>
          <table:table-cell table:number-columns-repeated="2"/>
          <table:table-cell table:formula="of:=2*[.G25]" office:value-type="float" office:value="8" calcext:value-type="float">
            <text:p>8</text:p>
          </table:table-cell>
          <table:table-cell office:value-type="float" office:value="12.4" calcext:value-type="float">
            <text:p>12,4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f:=2*[.C26]" office:value-type="float" office:value="16" calcext:value-type="float">
            <text:p>16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table:formula="of:=2*[.G26]" office:value-type="float" office:value="16" calcext:value-type="float">
            <text:p>16</text:p>
          </table:table-cell>
          <table:table-cell office:value-type="float" office:value="11.6" calcext:value-type="float">
            <text:p>11,6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formula="of:=2*[.C27]" office:value-type="float" office:value="32" calcext:value-type="float">
            <text:p>32</text:p>
          </table:table-cell>
          <table:table-cell office:value-type="float" office:value="16.2" calcext:value-type="float">
            <text:p>16,2</text:p>
          </table:table-cell>
          <table:table-cell table:number-columns-repeated="2"/>
          <table:table-cell table:formula="of:=2*[.G27]" office:value-type="float" office:value="32" calcext:value-type="float">
            <text:p>32</text:p>
          </table:table-cell>
          <table:table-cell office:value-type="float" office:value="15.8" calcext:value-type="float">
            <text:p>15,8</text:p>
          </table:table-cell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Conclusion : Le timestep (fréquence d’écriture) est le facteur limitant les performances du programme si inférieur à 60. <text:s/>Au delà, le(s) facteur(s) limitant reste(nt) à déterminer.</text:p>
          </table:table-cell>
          <table:covered-table-cell table:number-columns-repeated="2" table:style-name="ce1"/>
          <table:covered-table-cell table:number-columns-repeated="2"/>
          <table:covered-table-cell table:number-columns-repeated="3" table:style-name="ce1"/>
          <table:covered-table-cell table:number-columns-repeated="4"/>
          <table:covered-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3" table:number-rows-spanned="1">
            <text:p>De plus, peu importe le timestep, il n’y a pas vraiment de scalabilité forte.</text:p>
          </table:table-cell>
          <table:covered-table-cell table:number-columns-repeated="2" table:style-name="ce1"/>
          <table:covered-table-cell table:number-columns-repeated="2"/>
          <table:covered-table-cell table:number-columns-repeated="3" table:style-name="ce1"/>
          <table:covered-table-cell table:number-columns-repeated="4"/>
          <table:covered-table-cell table:style-name="Default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 style:data-style-name="N2" text:time-value="11:37:47.885972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9:37:36.887947410</meta:creation-date>
    <meta:generator>LibreOffice/5.3.6.1$Linux_X86_64 LibreOffice_project/30$Build-1</meta:generator>
    <dc:date>2020-08-25T11:39:17.007549412</dc:date>
    <meta:editing-duration>PT46M6S</meta:editing-duration>
    <meta:editing-cycles>20</meta:editing-cycles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cm" svg:height="9.962cm" xlink:href=".." xlink:type="simple" chart:class="chart:scatter" chart:style-name="ch1">
        <chart:title svg:x="1.817cm" svg:y="0.334cm" chart:style-name="ch2">
          <text:p>STL : Durée d'éxecution en fonction du nb_procs et du pas d'écriture</text:p>
        </chart:title>
        <chart:legend chart:legend-position="bottom" svg:x="4.528cm" svg:y="8.787cm" style:legend-expansion="wide" chart:style-name="ch3"/>
        <chart:plot-area chart:style-name="ch4" table:cell-range-address="Feuille1.C8:Feuille1.D12 Feuille1.B8:Feuille1.B8 Feuille1.F8:Feuille1.F8 Feuille1.H8:Feuille1.H12 Feuille1.K8:Feuille1.K8 Feuille1.M8:Feuille1.M12 Feuille1.O8:Feuille1.O8 Feuille1.Q8:Feuille1.Q12 Feuille1.B16:Feuille1.B16 Feuille1.D16:Feuille1.D20 Feuille1.F16:Feuille1.F16 Feuille1.H16:Feuille1.H20 Feuille1.K16:Feuille1.K16 Feuille1.M16:Feuille1.M20 Feuille1.O16:Feuille1.O16 Feuille1.Q16:Feuille1.Q20 Feuille1.B24:Feuille1.B24 Feuille1.D24:Feuille1.D28 Feuille1.F24:Feuille1.F24 Feuille1.H24:Feuille1.H28" chart:data-source-has-labels="row" svg:x="1.305cm" svg:y="1.286cm" svg:width="15.669cm" svg:height="6.373cm">
          <chartooo:coordinate-region svg:x="1.926cm" svg:y="1.459cm" svg:width="14.861cm" svg:height="5.606cm"/>
          <chart:axis chart:dimension="x" chart:name="primary-x" chart:style-name="ch5">
            <chart:title svg:x="8.195cm" svg:y="7.858cm" chart:style-name="ch6">
              <text:p>NB_PROCS</text:p>
            </chart:title>
          </chart:axis>
          <chart:axis chart:dimension="y" chart:name="primary-y" chart:style-name="ch5">
            <chart:title svg:x="0.451cm" svg:y="5.098cm" chart:style-name="ch7">
              <text:p>DUREE</text:p>
            </chart:title>
            <chart:grid chart:style-name="ch8" chart:class="major"/>
          </chart:axis>
          <chart:series chart:style-name="ch9" chart:values-cell-range-address="Feuille1.D8:Feuille1.D12" chart:label-cell-address="Feuille1.B8:Feuille1.B8" chart:class="chart:scatter">
            <chart:domain table:cell-range-address="Feuille1.C8:Feuille1.C12"/>
            <chart:data-point chart:repeated="5"/>
          </chart:series>
          <chart:series chart:style-name="ch10" chart:values-cell-range-address="Feuille1.H8:Feuille1.H12" chart:label-cell-address="Feuille1.F8:Feuille1.F8" chart:class="chart:scatter">
            <chart:domain table:cell-range-address="Feuille1.G8:Feuille1.G12"/>
            <chart:data-point chart:repeated="5"/>
          </chart:series>
          <chart:series chart:style-name="ch11" chart:values-cell-range-address="Feuille1.M8:Feuille1.M12" chart:label-cell-address="Feuille1.K8:Feuille1.K8" chart:class="chart:scatter">
            <chart:domain table:cell-range-address="Feuille1.L8:Feuille1.L12"/>
            <chart:data-point chart:repeated="5"/>
          </chart:series>
          <chart:series chart:style-name="ch12" chart:values-cell-range-address="Feuille1.Q8:Feuille1.Q12" chart:label-cell-address="Feuille1.O8:Feuille1.O8" chart:class="chart:scatter">
            <chart:domain table:cell-range-address="Feuille1.P8:Feuille1.P12"/>
            <chart:data-point chart:repeated="5"/>
          </chart:series>
          <chart:series chart:style-name="ch13" chart:values-cell-range-address="Feuille1.D16:Feuille1.D20" chart:label-cell-address="Feuille1.B16:Feuille1.B16" chart:class="chart:scatter">
            <chart:domain table:cell-range-address="Feuille1.C16:Feuille1.C20"/>
            <chart:data-point chart:repeated="5"/>
          </chart:series>
          <chart:series chart:style-name="ch14" chart:values-cell-range-address="Feuille1.H16:Feuille1.H20" chart:label-cell-address="Feuille1.F16:Feuille1.F16" chart:class="chart:scatter">
            <chart:domain table:cell-range-address="Feuille1.G16:Feuille1.G20"/>
            <chart:data-point chart:repeated="5"/>
          </chart:series>
          <chart:series chart:style-name="ch15" chart:values-cell-range-address="Feuille1.M16:Feuille1.M20" chart:label-cell-address="Feuille1.K16:Feuille1.K16" chart:class="chart:scatter">
            <chart:domain table:cell-range-address="Feuille1.L16:Feuille1.L20"/>
            <chart:data-point chart:repeated="5"/>
          </chart:series>
          <chart:series chart:style-name="ch16" chart:values-cell-range-address="Feuille1.Q16:Feuille1.Q20" chart:label-cell-address="Feuille1.O16:Feuille1.O16" chart:class="chart:scatter">
            <chart:domain table:cell-range-address="Feuille1.P16:Feuille1.P20"/>
            <chart:data-point chart:repeated="5"/>
          </chart:series>
          <chart:series chart:style-name="ch17" chart:values-cell-range-address="Feuille1.D24:Feuille1.D28" chart:label-cell-address="Feuille1.B24:Feuille1.B24" chart:class="chart:scatter">
            <chart:domain table:cell-range-address="Feuille1.C24:Feuille1.C28"/>
            <chart:data-point chart:repeated="5"/>
          </chart:series>
          <chart:series chart:style-name="ch18" chart:values-cell-range-address="Feuille1.H24:Feuille1.H28" chart:label-cell-address="Feuille1.F24:Feuille1.F24" chart:class="chart:scatter">
            <chart:domain table:cell-range-address="Feuille1.G24:Feuille1.G28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1</text:p>
                <draw:g>
                  <svg:desc>Feuille1.B8:Feuille1.B8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2</text:p>
                <draw:g>
                  <svg:desc>Feuille1.F8:Feuille1.F8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5</text:p>
                <draw:g>
                  <svg:desc>Feuille1.K8:Feuille1.K8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10</text:p>
                <draw:g>
                  <svg:desc>Feuille1.O8:Feuille1.O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20</text:p>
                <draw:g>
                  <svg:desc>Feuille1.B16:Feuille1.B16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30</text:p>
                <draw:g>
                  <svg:desc>Feuille1.F16:Feuille1.F16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60</text:p>
                <draw:g>
                  <svg:desc>Feuille1.K16:Feuille1.K16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100</text:p>
                <draw:g>
                  <svg:desc>Feuille1.O16:Feuille1.O1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200</text:p>
                <draw:g>
                  <svg:desc>Feuille1.B24:Feuille1.B24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1000</text:p>
                <draw:g>
                  <svg:desc>Feuille1.F24:Feuille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C8:Feuille1.C12</svg:desc>
                </draw:g>
              </table:table-cell>
              <table:table-cell office:value-type="float" office:value="77">
                <text:p>77</text:p>
                <draw:g>
                  <svg:desc>Feuille1.D8:Feuille1.D12</svg:desc>
                </draw:g>
              </table:table-cell>
              <table:table-cell office:value-type="float" office:value="2">
                <text:p>2</text:p>
                <draw:g>
                  <svg:desc>Feuille1.G8:Feuille1.G12</svg:desc>
                </draw:g>
              </table:table-cell>
              <table:table-cell office:value-type="float" office:value="51">
                <text:p>51</text:p>
                <draw:g>
                  <svg:desc>Feuille1.H8:Feuille1.H12</svg:desc>
                </draw:g>
              </table:table-cell>
              <table:table-cell office:value-type="float" office:value="2">
                <text:p>2</text:p>
                <draw:g>
                  <svg:desc>Feuille1.L8:Feuille1.L12</svg:desc>
                </draw:g>
              </table:table-cell>
              <table:table-cell office:value-type="float" office:value="30">
                <text:p>30</text:p>
                <draw:g>
                  <svg:desc>Feuille1.M8:Feuille1.M12</svg:desc>
                </draw:g>
              </table:table-cell>
              <table:table-cell office:value-type="float" office:value="2">
                <text:p>2</text:p>
                <draw:g>
                  <svg:desc>Feuille1.P8:Feuille1.P12</svg:desc>
                </draw:g>
              </table:table-cell>
              <table:table-cell office:value-type="float" office:value="23">
                <text:p>23</text:p>
                <draw:g>
                  <svg:desc>Feuille1.Q8:Feuille1.Q12</svg:desc>
                </draw:g>
              </table:table-cell>
              <table:table-cell office:value-type="float" office:value="2">
                <text:p>2</text:p>
                <draw:g>
                  <svg:desc>Feuille1.C16:Feuille1.C20</svg:desc>
                </draw:g>
              </table:table-cell>
              <table:table-cell office:value-type="float" office:value="21">
                <text:p>21</text:p>
                <draw:g>
                  <svg:desc>Feuille1.D16:Feuille1.D20</svg:desc>
                </draw:g>
              </table:table-cell>
              <table:table-cell office:value-type="float" office:value="2">
                <text:p>2</text:p>
                <draw:g>
                  <svg:desc>Feuille1.G16:Feuille1.G20</svg:desc>
                </draw:g>
              </table:table-cell>
              <table:table-cell office:value-type="float" office:value="19.8">
                <text:p>19.8</text:p>
                <draw:g>
                  <svg:desc>Feuille1.H16:Feuille1.H20</svg:desc>
                </draw:g>
              </table:table-cell>
              <table:table-cell office:value-type="float" office:value="2">
                <text:p>2</text:p>
                <draw:g>
                  <svg:desc>Feuille1.L16:Feuille1.L20</svg:desc>
                </draw:g>
              </table:table-cell>
              <table:table-cell office:value-type="float" office:value="18.8">
                <text:p>18.8</text:p>
                <draw:g>
                  <svg:desc>Feuille1.M16:Feuille1.M20</svg:desc>
                </draw:g>
              </table:table-cell>
              <table:table-cell office:value-type="float" office:value="2">
                <text:p>2</text:p>
                <draw:g>
                  <svg:desc>Feuille1.P16:Feuille1.P20</svg:desc>
                </draw:g>
              </table:table-cell>
              <table:table-cell office:value-type="float" office:value="18.6">
                <text:p>18.6</text:p>
                <draw:g>
                  <svg:desc>Feuille1.Q16:Feuille1.Q20</svg:desc>
                </draw:g>
              </table:table-cell>
              <table:table-cell office:value-type="float" office:value="2">
                <text:p>2</text:p>
                <draw:g>
                  <svg:desc>Feuille1.C24:Feuille1.C28</svg:desc>
                </draw:g>
              </table:table-cell>
              <table:table-cell office:value-type="float" office:value="18.8">
                <text:p>18.8</text:p>
                <draw:g>
                  <svg:desc>Feuille1.D24:Feuille1.D28</svg:desc>
                </draw:g>
              </table:table-cell>
              <table:table-cell office:value-type="float" office:value="2">
                <text:p>2</text:p>
                <draw:g>
                  <svg:desc>Feuille1.G24:Feuille1.G28</svg:desc>
                </draw:g>
              </table:table-cell>
              <table:table-cell office:value-type="float" office:value="18.8">
                <text:p>18.8</text:p>
                <draw:g>
                  <svg:desc>Feuille1.H24:Feuille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4.9">
                <text:p>14.9</text:p>
              </table:table-cell>
              <table:table-cell office:value-type="float" office:value="4">
                <text:p>4</text:p>
              </table:table-cell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9">
                <text:p>13.9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8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  <table:table-cell office:value-type="float" office:value="12.4">
                <text:p>12.4</text:p>
              </table:table-cell>
              <table:table-cell office:value-type="float" office:value="8">
                <text:p>8</text:p>
              </table:table-cell>
              <table:table-cell office:value-type="float" office:value="12.4">
                <text:p>12.4</text:p>
              </table:table-cell>
              <table:table-cell office:value-type="float" office:value="8">
                <text:p>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.7">
                <text:p>13.7</text:p>
              </table:table-cell>
              <table:table-cell office:value-type="float" office:value="16">
                <text:p>16</text:p>
              </table:table-cell>
              <table:table-cell office:value-type="float" office:value="12.9">
                <text:p>12.9</text:p>
              </table:table-cell>
              <table:table-cell office:value-type="float" office:value="16">
                <text:p>16</text:p>
              </table:table-cell>
              <table:table-cell office:value-type="float" office:value="11.6">
                <text:p>11.6</text:p>
              </table:table-cell>
              <table:table-cell office:value-type="float" office:value="16">
                <text:p>16</text:p>
              </table:table-cell>
              <table:table-cell office:value-type="float" office:value="11.9">
                <text:p>11.9</text:p>
              </table:table-cell>
              <table:table-cell office:value-type="float" office:value="16">
                <text:p>16</text:p>
              </table:table-cell>
              <table:table-cell office:value-type="float" office:value="11.7">
                <text:p>11.7</text:p>
              </table:table-cell>
              <table:table-cell office:value-type="float" office:value="16">
                <text:p>1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7.5">
                <text:p>17.5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32">
                <text:p>32</text:p>
              </table:table-cell>
              <table:table-cell office:value-type="float" office:value="15.7">
                <text:p>15.7</text:p>
              </table:table-cell>
              <table:table-cell office:value-type="float" office:value="32">
                <text:p>32</text:p>
              </table:table-cell>
              <table:table-cell office:value-type="float" office:value="16.2">
                <text:p>16.2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